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328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 text:style-name="P1">What is the Digital Public Goods Toolkit?</text:p>
          </draw:text-box>
        </draw:frame>
        <draw:frame presentation:style-name="pr2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Principles and practices for successful, long-lasting DPGs</text:p>
              </text:list-item>
              <text:list-item>
                <text:p text:style-name="P1">Built from local knowledge</text:p>
              </text:list-item>
              <text:list-item>
                <text:p text:style-name="P1">Emphasis on multi-party sustainability</text:p>
                <text:list>
                  <text:list-item>
                    <text:p text:style-name="P1">Local support</text:p>
                    <text:list>
                      <text:list-item>
                        <text:p text:style-name="P1">Commercial is good (just avoid <text:span text:style-name="T1">monopoly-based</text:span><text:span text:style-name="T2"> interactions) </text:span></text:p>
                      </text:list-item>
                    </text:list>
                  </text:list-item>
                  <text:list-item>
                    <text:p text:style-name="P1">Sharing &amp; re-use across organization and jurisdiction boundaries</text:p>
                  </text:list-item>
                  <text:list-item>
                    <text:p text:style-name="P1">Cooperative maintenance, incremental commitments</text:p>
                  </text:list-item>
                </text:list>
              </text:list-item>
              <text:list-item>
                <text:p text:style-name="P1">Not every agency is the same – adapt to circumst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>Policy Practices for Successful DPGs</text:p>
          </draw:text-box>
        </draw:frame>
        <draw:frame presentation:style-name="pr2" draw:text-style-name="P1" draw:layer="layout" svg:width="26cm" svg:height="10.635cm" svg:x="1cm" svg:y="2.7cm" presentation:class="outline" presentation:user-transformed="true">
          <draw:text-box>
            <text:list text:style-name="L2">
              <text:list-item>
                <text:p text:style-name="P1">Build in the open from the start (as much as possible)</text:p>
              </text:list-item>
              <text:list-item>
                <text:p text:style-name="P1">Copyright: how to manage copyrights in freely-licensed work</text:p>
                <text:list>
                  <text:list-item>
                    <text:p text:style-name="P1">Decide licenses/copyrights by procurement time, for smoothest results </text:p>
                  </text:list-item>
                </text:list>
              </text:list-item>
              <text:list-item>
                <text:p text:style-name="P1">Use trademarks to promote clarity of identity and provenance</text:p>
              </text:list-item>
              <text:list-item>
                <text:p text:style-name="P1">Security: do cost/benefit analysis &amp; risk assessment</text:p>
                <text:list>
                  <text:list-item>
                    <text:p text:style-name="P1">Ensure the security you actually need, but don’t pay for more</text:p>
                  </text:list-item>
                  <text:list-item>
                    <text:p text:style-name="P1">Design data collection &amp; retention policies to reduce risks to privacy</text:p>
                  </text:list-item>
                  <text:list-item>
                    <text:p text:style-name="P1">Maintain distinction between the DPG and the data in/around the DPG</text:p>
                  </text:list-item>
                </text:list>
              </text:list-item>
              <text:list-item>
                <text:p text:style-name="P1"><text:span text:style-name="T3">How to</text:span> reduce patent risk through licenses, agreements, etc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>Procurement → Project Management</text:p>
          </draw:text-box>
        </draw:frame>
        <draw:frame presentation:style-name="pr2" draw:text-style-name="P1" draw:layer="layout" svg:width="26cm" svg:height="10.635cm" svg:x="1cm" svg:y="2.7cm" presentation:class="outline" presentation:user-transformed="true">
          <draw:text-box>
            <text:list text:style-name="L2">
              <text:list-item>
                <text:p>Signal public &amp; open style, starting with solicitation (RFI / RFP)</text:p>
                <text:list>
                  <text:list-item>
                    <text:p>Qualified vendors will recognize these signals and want to bid!</text:p>
                  </text:list-item>
                </text:list>
              </text:list-item>
              <text:list-item>
                <text:p>Modular contracting can help build diversity and dilute risks</text:p>
              </text:list-item>
              <text:list-item>
                <text:p>Test openness repeatedly throughout development process</text:p>
              </text:list-item>
              <text:list-item>
                <text:p>Incorporate openness and DPG principles into M&amp;O phase</text:p>
              </text:list-item>
              <text:list-item>
                <text:p>Plan early for partnership(s) later on</text:p>
                <text:list>
                  <text:list-item>
                    <text:p>Post-1.0 development may involve more partners than pre-1.0.</text:p>
                  </text:list-item>
                  <text:list-item>
                    <text:p>Regular M&amp;O still includes a certain amount of ongoing development, and that’s a good opportunity to invite collaborators in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>Adoptability Assessment</text:p>
          </draw:text-box>
        </draw:frame>
        <draw:frame presentation:style-name="pr2" draw:text-style-name="P1" draw:layer="layout" svg:width="26cm" svg:height="10.635cm" svg:x="1cm" svg:y="2.7cm" presentation:class="outline" presentation:user-transformed="true">
          <draw:text-box>
            <text:list text:style-name="L2">
              <text:list-item>
                <text:p>Document skill/experience expectations regarding deployment</text:p>
                <text:list>
                  <text:list-item>
                    <text:p>Different agencies and jurisdictions have different strengths and weaknesses. <text:s/>A DPG that sets expectations clearly is helpful to all.</text:p>
                  </text:list-item>
                </text:list>
              </text:list-item>
              <text:list-item>
                <text:p>Features, stability, scalability are important – but so is support</text:p>
                <text:list>
                  <text:list-item>
                    <text:p>Availability of support is in itself a feature. <text:s/>Ensuring a successful DPG sometimes involves making sure that support resources exist.</text:p>
                  </text:list-item>
                </text:list>
              </text:list-item>
              <text:list-item>
                <text:p>Data portability (import/export) is key to avoiding lock-in</text:p>
              </text:list-item>
              <text:list-item>
                <text:p>Programmable interface (API) is key to flexibility and integration</text:p>
                <text:list>
                  <text:list-item>
                    <text:p>You don’t need to have API expertise in-house; can rely on vendor(s). <text:s/>Either way, an API enables you to get the integrations you need.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>There Are Many Right Ways to Make a DPG</text:p>
          </draw:text-box>
        </draw:frame>
        <draw:frame presentation:style-name="pr2" draw:text-style-name="P1" draw:layer="layout" svg:width="26cm" svg:height="10.635cm" svg:x="1cm" svg:y="2.7cm" presentation:class="outline" presentation:user-transformed="true">
          <draw:text-box>
            <text:list text:style-name="L2">
              <text:list-item>
                <text:p>Lots of different types of “open” project all succeed</text:p>
                <text:list>
                  <text:list-item>
                    <text:p>Draw from a menu of project archetypes, and do what works for your goals. <text:s/>Customization for agency and for environment is expected.</text:p>
                  </text:list-item>
                </text:list>
              </text:list-item>
              <text:list-item>
                <text:p>Exercises to map ecosystems and landscapes can help illuminate the path forward – even before solicitation starts</text:p>
              </text:list-item>
              <text:list-item>
                <text:p>Use standard techniques for measuring community diversity and community health (drawing on ecosystem/landscape mapping)</text:p>
              </text:list-item>
              <text:list-item>
                <text:p>How to adopt and influence DPGs that originated elsewhere</text:p>
                <text:list>
                  <text:list-item>
                    <text:p>Match degree and type of investment to usage; be open about incremental commitment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0T21:47:46.406199897</meta:creation-date>
    <meta:editing-duration>PT59M29S</meta:editing-duration>
    <meta:editing-cycles>41</meta:editing-cycles>
    <meta:generator>LibreOffice/7.0.4.2$Linux_X86_64 LibreOffice_project/00$Build-2</meta:generator>
    <dc:title>Blue Curve</dc:title>
    <dc:date>2021-08-10T23:18:58.011464024</dc:date>
    <meta:document-statistic meta:object-count="55"/>
  </office:meta>
</office:document-meta>
</file>